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0"/>
      <text:p text:style-name="P30"/>
      <text:p text:style-name="P30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0"/>
      <text:p text:style-name="P3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0"/>
      <text:p text:style-name="P30"/>
      <text:p text:style-name="P30">Dimecres<text:tab/>27/09/23</text:p>
      <text:p text:style-name="P30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30"/>
      <text:p text:style-name="P30">Dijous<text:tab/><text:tab/>28/09/23</text:p>
      <text:p text:style-name="P30"/>
      <text:p text:style-name="P15">Inventari taller 1 mecanitzat, cada alumne fa invetari del seu calaix.</text:p>
      <text:p text:style-name="P39"/>
      <text:p text:style-name="P13">Unitat1 – El puesto de trabajo</text:p>
      <text:p text:style-name="P13">Comentem <text:span text:style-name="T2">eines de subjecció: alicates.</text:span></text:p>
      <text:p text:style-name="P31"/>
      <text:p text:style-name="P31"/>
      <text:p text:style-name="P40">Dilluns<text:tab/><text:span text:style-name="T3">0</text:span>2/<text:span text:style-name="T3">10</text:span>/23</text:p>
      <text:p text:style-name="P32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33"/>
      <text:p text:style-name="P33">Di<text:span text:style-name="T4">marts</text:span><text:tab/><text:span text:style-name="T3">03</text:span>/<text:span text:style-name="T3">10</text:span>/23</text:p>
      <text:p text:style-name="P33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34">Di<text:span text:style-name="T4">mecres</text:span><text:tab/><text:span text:style-name="T3">04</text:span>/<text:span text:style-name="T3">10</text:span>/23</text:p>
      <text:p text:style-name="P34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34">D<text:span text:style-name="T5">ijous</text:span><text:tab/><text:span text:style-name="T3">05</text:span>/<text:span text:style-name="T3">10</text:span>/23</text:p>
      <text:p text:style-name="P34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35">D<text:span text:style-name="T5">illuns</text:span><text:tab/><text:span text:style-name="T3">09</text:span>/<text:span text:style-name="T3">10</text:span>/23</text:p>
      <text:p text:style-name="P35"/>
      <text:p text:style-name="P27">Explicació lectura peu de rei.</text:p>
      <text:p text:style-name="P28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36"/>
      <text:p text:style-name="P41">D<text:span text:style-name="T5">imarts</text:span><text:tab/><text:span text:style-name="T7">10</text:span>/<text:span text:style-name="T3">10</text:span>/23</text:p>
      <text:p text:style-name="P36"/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37"/>
      <text:p text:style-name="P37"/>
      <text:p text:style-name="P37">D<text:span text:style-name="T5">imecres</text:span><text:tab/><text:span text:style-name="T7">11</text:span>/<text:span text:style-name="T3">10</text:span>/23</text:p>
      <text:p text:style-name="P37"/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37"/>
      <text:p text:style-name="P37"/>
      <text:p text:style-name="P37">D<text:span text:style-name="T5">illuns</text:span><text:tab/><text:span text:style-name="T7">16</text:span>/<text:span text:style-name="T3">10</text:span>/23</text:p>
      <text:p text:style-name="P37"/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38">D<text:span text:style-name="T8">imarts</text:span><text:tab/><text:span text:style-name="T7">17</text:span>/<text:span text:style-name="T3">10</text:span>/23</text:p>
      <text:p text:style-name="P38"/>
      <text:p text:style-name="P29">Vaga estudiants.</text:p>
      <text:p text:style-name="P23"/>
      <text:p text:style-name="P23"/>
      <text:p text:style-name="P44">D<text:span text:style-name="T8">imecres</text:span><text:tab/><text:span text:style-name="T7">18</text:span>/<text:span text:style-name="T3">10</text:span>/23</text:p>
      <text:p text:style-name="P44"/>
      <text:p text:style-name="P43"><text:span text:style-name="T7">Continuem</text:span> amb el pisa papers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8T23:05:36.725380145</dc:date>
    <meta:editing-duration>PT24M49S</meta:editing-duration>
    <meta:editing-cycles>24</meta:editing-cycles>
    <meta:document-statistic meta:table-count="0" meta:image-count="0" meta:object-count="0" meta:page-count="3" meta:paragraph-count="63" meta:word-count="408" meta:character-count="2658" meta:non-whitespace-character-count="2300"/>
  </office:meta>
</office:document-meta>
</file>